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1c13f6" officeooo:paragraph-rsid="001c13f6" style:font-weight-asian="bold" style:font-weight-complex="bold"/>
    </style:style>
    <style:style style:name="P2" style:family="paragraph" style:parent-style-name="Standard">
      <style:paragraph-properties fo:text-align="start" style:justify-single-word="false"/>
      <style:text-properties fo:font-weight="normal" officeooo:rsid="001c13f6" officeooo:paragraph-rsid="001c13f6" style:font-weight-asian="normal" style:font-weight-complex="normal"/>
    </style:style>
    <style:style style:name="P3" style:family="paragraph" style:parent-style-name="Standard">
      <style:paragraph-properties fo:text-align="start" style:justify-single-word="false"/>
      <style:text-properties fo:font-weight="normal" officeooo:rsid="001e558d" officeooo:paragraph-rsid="001e558d" style:font-weight-asian="normal" style:font-weight-complex="normal"/>
    </style:style>
    <style:style style:name="P4" style:family="paragraph" style:parent-style-name="Standard">
      <style:paragraph-properties fo:text-align="start" style:justify-single-word="false"/>
      <style:text-properties fo:font-weight="normal" officeooo:rsid="001e558d" officeooo:paragraph-rsid="013b21ff" style:font-weight-asian="normal" style:font-weight-complex="normal"/>
    </style:style>
    <style:style style:name="P5" style:family="paragraph" style:parent-style-name="Standard">
      <style:paragraph-properties fo:text-align="start" style:justify-single-word="false"/>
      <style:text-properties fo:font-weight="normal" officeooo:rsid="001e558d" officeooo:paragraph-rsid="013f1db7" style:font-weight-asian="normal" style:font-weight-complex="normal"/>
    </style:style>
    <style:style style:name="P6" style:family="paragraph" style:parent-style-name="Standard">
      <style:paragraph-properties fo:text-align="start" style:justify-single-word="false"/>
      <style:text-properties fo:font-weight="normal" officeooo:rsid="01427e60" officeooo:paragraph-rsid="01427e60" style:font-weight-asian="normal" style:font-weight-complex="normal"/>
    </style:style>
    <style:style style:name="P7" style:family="paragraph" style:parent-style-name="Standard">
      <style:paragraph-properties fo:text-align="center" style:justify-single-word="false"/>
      <style:text-properties officeooo:paragraph-rsid="001c13f6"/>
    </style:style>
    <style:style style:name="P8" style:family="paragraph" style:parent-style-name="Standard">
      <style:paragraph-properties fo:text-align="start" style:justify-single-word="false"/>
      <style:text-properties officeooo:paragraph-rsid="014efce9"/>
    </style:style>
    <style:style style:name="P9" style:family="paragraph" style:parent-style-name="Standard">
      <style:paragraph-properties fo:text-align="start" style:justify-single-word="false"/>
      <style:text-properties officeooo:paragraph-rsid="01541fde"/>
    </style:style>
    <style:style style:name="P10" style:family="paragraph" style:parent-style-name="Standard">
      <style:paragraph-properties fo:text-align="start" style:justify-single-word="false"/>
      <style:text-properties officeooo:paragraph-rsid="017068a8"/>
    </style:style>
    <style:style style:name="P11" style:family="paragraph" style:parent-style-name="Standard">
      <style:paragraph-properties fo:text-align="start" style:justify-single-word="false"/>
      <style:text-properties fo:font-weight="bold" officeooo:rsid="014efce9" officeooo:paragraph-rsid="014efce9" style:font-weight-asian="bold" style:font-weight-complex="bold"/>
    </style:style>
    <style:style style:name="P12" style:family="paragraph" style:parent-style-name="Standard">
      <style:paragraph-properties fo:text-align="start" style:justify-single-word="false"/>
      <style:text-properties fo:font-weight="bold" officeooo:rsid="01551070" officeooo:paragraph-rsid="01551070" style:font-weight-asian="bold" style:font-weight-complex="bold"/>
    </style:style>
    <style:style style:name="P13" style:family="paragraph" style:parent-style-name="Standard">
      <style:paragraph-properties fo:text-align="start" style:justify-single-word="false"/>
      <style:text-properties fo:font-weight="normal" officeooo:rsid="001c13f6" officeooo:paragraph-rsid="01393b57" style:font-weight-asian="normal" style:font-weight-complex="normal"/>
    </style:style>
    <style:style style:name="P14" style:family="paragraph" style:parent-style-name="Standard">
      <style:paragraph-properties fo:text-align="start" style:justify-single-word="false"/>
      <style:text-properties fo:font-weight="normal" officeooo:rsid="001e558d" officeooo:paragraph-rsid="001e558d" style:font-weight-asian="normal" style:font-weight-complex="normal"/>
    </style:style>
    <style:style style:name="P15" style:family="paragraph" style:parent-style-name="Standard">
      <style:paragraph-properties fo:text-align="start" style:justify-single-word="false"/>
      <style:text-properties fo:font-weight="normal" officeooo:rsid="001e558d" officeooo:paragraph-rsid="013f1db7" style:font-weight-asian="normal" style:font-weight-complex="normal"/>
    </style:style>
    <style:style style:name="P16" style:family="paragraph" style:parent-style-name="Standard">
      <style:paragraph-properties fo:text-align="start" style:justify-single-word="false"/>
      <style:text-properties fo:font-weight="normal" officeooo:rsid="01427e60" officeooo:paragraph-rsid="01427e60" style:font-weight-asian="normal" style:font-weight-complex="normal"/>
    </style:style>
    <style:style style:name="T1" style:family="text">
      <style:text-properties officeooo:rsid="001dedb0"/>
    </style:style>
    <style:style style:name="T2" style:family="text">
      <style:text-properties style:text-position="super 58%"/>
    </style:style>
    <style:style style:name="T3" style:family="text">
      <style:text-properties style:text-position="super 58%" fo:font-weight="normal" officeooo:rsid="013b21ff" style:font-weight-asian="normal" style:font-weight-complex="normal"/>
    </style:style>
    <style:style style:name="T4" style:family="text">
      <style:text-properties style:text-position="super 58%" officeooo:rsid="01441d68"/>
    </style:style>
    <style:style style:name="T5" style:family="text">
      <style:text-properties style:text-position="super 58%" officeooo:rsid="01443a2c"/>
    </style:style>
    <style:style style:name="T6" style:family="text">
      <style:text-properties style:text-position="super 58%" officeooo:rsid="014626e7"/>
    </style:style>
    <style:style style:name="T7" style:family="text">
      <style:text-properties style:text-underline-style="none" fo:font-weight="normal" officeooo:rsid="01393b57" style:font-weight-asian="normal" style:font-weight-complex="normal"/>
    </style:style>
    <style:style style:name="T8" style:family="text">
      <style:text-properties style:text-underline-style="solid" style:text-underline-width="auto" style:text-underline-color="font-color" fo:font-weight="normal" officeooo:rsid="01393b57" style:font-weight-asian="normal" style:font-weight-complex="normal"/>
    </style:style>
    <style:style style:name="T9" style:family="text">
      <style:text-properties style:text-underline-style="solid" style:text-underline-width="auto" style:text-underline-color="font-color" officeooo:rsid="013b21ff"/>
    </style:style>
    <style:style style:name="T10" style:family="text">
      <style:text-properties style:text-underline-style="solid" style:text-underline-width="auto" style:text-underline-color="font-color" officeooo:rsid="001dedb0"/>
    </style:style>
    <style:style style:name="T11" style:family="text">
      <style:text-properties fo:font-weight="bold" officeooo:rsid="001c13f6" style:font-weight-asian="bold" style:font-weight-complex="bold"/>
    </style:style>
    <style:style style:name="T12" style:family="text">
      <style:text-properties fo:font-weight="bold" officeooo:rsid="01393b57" style:font-weight-asian="bold" style:font-weight-complex="bold"/>
    </style:style>
    <style:style style:name="T13" style:family="text">
      <style:text-properties fo:font-weight="normal" officeooo:rsid="001c13f6" style:font-weight-asian="normal" style:font-weight-complex="normal"/>
    </style:style>
    <style:style style:name="T14" style:family="text">
      <style:text-properties fo:font-weight="normal" officeooo:rsid="01393b57" style:font-weight-asian="normal" style:font-weight-complex="normal"/>
    </style:style>
    <style:style style:name="T15" style:family="text">
      <style:text-properties fo:font-weight="normal" officeooo:rsid="013b21ff" style:font-weight-asian="normal" style:font-weight-complex="normal"/>
    </style:style>
    <style:style style:name="T16" style:family="text">
      <style:text-properties fo:font-weight="normal" officeooo:rsid="001e558d" style:font-weight-asian="normal" style:font-weight-complex="normal"/>
    </style:style>
    <style:style style:name="T17" style:family="text">
      <style:text-properties fo:font-weight="normal" officeooo:rsid="015366b0" style:font-weight-asian="normal" style:font-weight-complex="normal"/>
    </style:style>
    <style:style style:name="T18" style:family="text">
      <style:text-properties fo:font-weight="normal" officeooo:rsid="01541fde" style:font-weight-asian="normal" style:font-weight-complex="normal"/>
    </style:style>
    <style:style style:name="T19" style:family="text">
      <style:text-properties fo:font-weight="normal" officeooo:rsid="013f1db7" style:font-weight-asian="normal" style:font-weight-complex="normal"/>
    </style:style>
    <style:style style:name="T20" style:family="text">
      <style:text-properties fo:font-weight="normal" officeooo:rsid="01427e60" style:font-weight-asian="normal" style:font-weight-complex="normal"/>
    </style:style>
    <style:style style:name="T21" style:family="text">
      <style:text-properties fo:font-weight="normal" officeooo:rsid="017068a8" style:font-weight-asian="normal" style:font-weight-complex="normal"/>
    </style:style>
    <style:style style:name="T22" style:family="text">
      <style:text-properties fo:font-weight="normal" officeooo:rsid="014626e7" style:font-weight-asian="normal" style:font-weight-complex="normal"/>
    </style:style>
    <style:style style:name="T23" style:family="text">
      <style:text-properties fo:font-weight="normal" officeooo:rsid="014bd466" style:font-weight-asian="normal" style:font-weight-complex="normal"/>
    </style:style>
    <style:style style:name="T24" style:family="text">
      <style:text-properties fo:font-weight="normal" officeooo:rsid="0147ea0c" style:font-weight-asian="normal" style:font-weight-complex="normal"/>
    </style:style>
    <style:style style:name="T25" style:family="text">
      <style:text-properties fo:font-weight="normal" officeooo:rsid="016e761f" style:font-weight-asian="normal" style:font-weight-complex="normal"/>
    </style:style>
    <style:style style:name="T26" style:family="text">
      <style:text-properties officeooo:rsid="013b21ff"/>
    </style:style>
    <style:style style:name="T27" style:family="text">
      <style:text-properties officeooo:rsid="013d8594"/>
    </style:style>
    <style:style style:name="T28" style:family="text">
      <style:text-properties officeooo:rsid="013db6dd"/>
    </style:style>
    <style:style style:name="T29" style:family="text">
      <style:text-properties officeooo:rsid="013f1db7"/>
    </style:style>
    <style:style style:name="T30" style:family="text">
      <style:text-properties officeooo:rsid="0140a1a3"/>
    </style:style>
    <style:style style:name="T31" style:family="text">
      <style:text-properties officeooo:rsid="01427e60"/>
    </style:style>
    <style:style style:name="T32" style:family="text">
      <style:text-properties officeooo:rsid="014402f5"/>
    </style:style>
    <style:style style:name="T33" style:family="text">
      <style:text-properties officeooo:rsid="01441d68"/>
    </style:style>
    <style:style style:name="T34" style:family="text">
      <style:text-properties officeooo:rsid="01443a2c"/>
    </style:style>
    <style:style style:name="T35" style:family="text">
      <style:text-properties officeooo:rsid="0145479c"/>
    </style:style>
    <style:style style:name="T36" style:family="text">
      <style:text-properties officeooo:rsid="014626e7"/>
    </style:style>
    <style:style style:name="T37" style:family="text">
      <style:text-properties officeooo:rsid="014aec15"/>
    </style:style>
    <style:style style:name="T38" style:family="text">
      <style:text-properties officeooo:rsid="014bd466"/>
    </style:style>
    <style:style style:name="T39" style:family="text">
      <style:text-properties officeooo:rsid="0147ea0c"/>
    </style:style>
    <style:style style:name="T40" style:family="text">
      <style:text-properties officeooo:rsid="014d84c0"/>
    </style:style>
    <style:style style:name="T41" style:family="text">
      <style:text-properties officeooo:rsid="014ddc41"/>
    </style:style>
    <style:style style:name="T42" style:family="text">
      <style:text-properties officeooo:rsid="01541fde"/>
    </style:style>
    <style:style style:name="T43" style:family="text">
      <style:text-properties officeooo:rsid="01585358"/>
    </style:style>
    <style:style style:name="T44" style:family="text">
      <style:text-properties officeooo:rsid="015c0a52"/>
    </style:style>
    <style:style style:name="T45" style:family="text">
      <style:text-properties officeooo:rsid="015d5fa7"/>
    </style:style>
    <style:style style:name="T46" style:family="text">
      <style:text-properties officeooo:rsid="015e8270"/>
    </style:style>
    <style:style style:name="T47" style:family="text">
      <style:text-properties officeooo:rsid="01603235"/>
    </style:style>
    <style:style style:name="T48" style:family="text">
      <style:text-properties officeooo:rsid="0161db33"/>
    </style:style>
    <style:style style:name="T49" style:family="text">
      <style:text-properties officeooo:rsid="016356d4"/>
    </style:style>
    <style:style style:name="T50" style:family="text">
      <style:text-properties officeooo:rsid="016e761f"/>
    </style:style>
    <style:style style:name="T51" style:family="text">
      <style:text-properties officeooo:rsid="017068a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span text:style-name="T11">« </text:span><text:span text:style-name="T12">Oh ! Je fus comme fou </text:span><text:span text:style-name="T11">»</text:span></text:p>
      <text:p text:style-name="P1"/>
      <text:p text:style-name="P11">Présentation</text:p>
      <text:p text:style-name="P8"><text:span text:style-name="T13"/></text:p>
      <text:p text:style-name="P8"><text:span text:style-name="T13"><text:tab/></text:span><text:span text:style-name="T14">Le poème dont je vais vous faire l’</text:span><text:span text:style-name="T15">explication </text:span><text:span text:style-name="T14">aujourd’hui, </text:span><text:span text:style-name="T15">intitulé </text:span><text:span text:style-name="T14">« Oh ! Je fus comme fou », </text:span><text:span text:style-name="T15">est le 4</text:span><text:span text:style-name="T3">e</text:span><text:span text:style-name="T15"> du </text:span><text:span text:style-name="T14">livre IV des </text:span><text:span text:style-name="T8">Contemplations</text:span><text:span text:style-name="T7">, recueil de poèmes écrit par Victor Hugo.</text:span></text:p>
      <text:p text:style-name="P13"/>
      <text:p text:style-name="P11">Lecture</text:p>
      <text:p text:style-name="P2"/>
      <text:p text:style-name="P3">Je vais procéder à la lecture du poème.</text:p>
      <text:p text:style-name="P3"/>
      <text:p text:style-name="P11">Introduction</text:p>
      <text:p text:style-name="P3"/>
      <text:p text:style-name="P4"><text:tab/><text:span text:style-name="T1">Victor Hugo écrit </text:span><text:span text:style-name="T9">L</text:span><text:span text:style-name="T10">es Contemplations</text:span><text:span text:style-name="T1"> </text:span><text:span text:style-name="T26">a</text:span><text:span text:style-name="T1">u </text:span><text:span text:style-name="T26">cours du </text:span><text:span text:style-name="T1">XIXe siècle, alors qu’il est en exil, suite au coup d’état de Napoléon. Cette œuvre est constituée de six livres. </text:span><text:span text:style-name="T26">Le IVe s’intitule donc « Pauca meae » ce qui peut se traduire par « Quelques vers pour ma chérie ». En effet, ce livre est dedié à sa fille Léopoldine défunte. Elle disparut tragiquement le 4 septembre 1843, </text:span><text:span text:style-name="T27">noyée accidentellement dans la Seine.</text:span></text:p>
      <text:p text:style-name="P4"><text:tab/>« <text:span text:style-name="T27">Oh ! Je fus comme fou » dit le refus de la mort de l’être cher et plus particulièrement son caractère scandaleux quand il s’agit de la mort des enfants. Le poète exprime un absolu de la souffrance </text:span><text:span text:style-name="T28">humaine en des accents poignants. Le texte est ainsi unifié par le ton de cette déploration violente. Il se présente comme un véritable cri lancinant qui transperce l’âme d’un père pour iradier au-delà de lui en s’adressant à l’humanité toute enti</text:span><text:span text:style-name="T29">ère et tenter de s’élever jusqu’à Dieu pour l’interpeller. La richesse interprétative du poème consiste ainsi à déployer le monologue d’une âme révoltée qui souffre contre l’injustice métaphysique suprême que consitutue la disparition prématurée d’un enfant. </text:span><text:span text:style-name="T42">V.H. se souvient donc et exprime la façon dont il a frôlé la folie juste après la mort de sa fille</text:span></text:p>
      <text:p text:style-name="P9"><text:span text:style-name="T16"><text:tab/></text:span><text:span text:style-name="T17">Comment V.H. nous communique-t-il, </text:span><text:span text:style-name="T18">à travers le registre </text:span><text:span text:style-name="T19">lyrique élégiaque, </text:span><text:span text:style-name="T17">sa souffrance qui le mène aux portes de la folie ?</text:span></text:p>
      <text:p text:style-name="P5"><text:tab/><text:span text:style-name="T29">Nous analyserons tout d’abord l’expression de la souffrance d’un père et la communion universelle dans le désespoir (v. 1 → v. 5), puis la description de ce désespoir en proie à un état de sidération (v. 6 → v. 11). </text:span><text:span text:style-name="T30">Ensuite, nous comprendrons comment la présence de Léopoldine l’obsèd</text:span><text:span text:style-name="T31">e (v. 12 → v. 16)</text:span><text:span text:style-name="T30"> et enfin, </text:span><text:span text:style-name="T31">nous verrons le refus de l’acceptation de la mort (v.17 → v. 20).</text:span></text:p>
      <text:p text:style-name="P5"/>
      <text:p text:style-name="P11">1<text:span text:style-name="T2">er</text:span> mvt : expression de la souffrance poignante d’un père et de la communion universelle dans le désespoir</text:p>
      <text:p text:style-name="P5"/>
      <text:p text:style-name="P6"><text:tab/>Le premier mouvement du vers 1 au vers 5 exprime la souffrance poignante d’un père et la communion universelle dans le désespoir. <text:span text:style-name="T32">Le caractère violent de cette souffrance s’exprime dans un cri inaugural par l’emploi de l’interjection « Oh ! », doublée par « Hélas ! » au vers 2. L’intensité de ce mouvement repose sur la direction que prend la souffrance : elle part de l’interiorité de l’âme du poète pour se déployer au-delà de lui dans une adresse universelle à tout les parents qui ont vécu l’expreience tragique du deuil de leur enfant. Ce mouvement binaire se marque vers 4 et 5 dans le rythme et en particulier au vers 5 où la coupe à l’hémistiche, c’est à dire exactement au milieu du vers, à la sixième syllabe, met en parallèle, de manière symétrique , la souffrance individuelle du poète et la souffrance universelle. Le caractère poignant de la souffrance de Victor Hugo ancre donc d’emblée le texte dans le registre pathétique et élégiaque. L’intensité du pathétique rendue sensible également par le ton emphatique que génèrent les exclamations et les phrases interrogatives </text:span><text:span text:style-name="T47">(question rhétorique v. 5) </text:span><text:span text:style-name="T32">qui ont pour fonction à la fois de toucher tous les Hommes en les interpellant et aussi de se transformer, presque en phrases exclamatives. </text:span><text:span text:style-name="T33">Le rythme interne des vers, par ses irrégularités, témoigne du caractère destructeur de la souffrance, qui fait perdre son unité à la parole </text:span><text:span text:style-name="T37">(rythme morcelé par la ponctuation, en particulier par les exclamations </text:span><text:span text:style-name="T41">aux </text:span><text:span text:style-name="T40">v.1 et v.2</text:span><text:span text:style-name="T37">)</text:span><text:span text:style-name="T33">. </text:span><text:span text:style-name="T37">( ? </text:span><text:soft-page-break/><text:span text:style-name="T33">Exemple de découpage : du vers 1 : 1, 2, 3, 6 ; du vers 4 : 2, 2, 2, 3, 3</text:span><text:span text:style-name="T37">)</text:span><text:span text:style-name="T33">. Le registre pathétique et élégiaque du texte s’amplifie ainsi à partir du vers 6 jusqu’au vers 11 pour décrire le désespoir du poète.</text:span></text:p>
      <text:p text:style-name="P6"/>
      <text:p text:style-name="P11">2<text:span text:style-name="T2">e</text:span> mvt : description du désespoir en proie à un état de sidération</text:p>
      <text:p text:style-name="P6"/>
      <text:p text:style-name="P6"><text:tab/><text:span text:style-name="T33">En effet, dans le 2</text:span><text:span text:style-name="T4">e</text:span><text:span text:style-name="T33"> mvt, ce désespoir est décrit en proie à un état de sidérationn du vers 6 au vers 11. On voit que le poète inscrit son déséspoir sur un durée vaste. En effet, il utilise l’imparfait (« voulais » ; « révoltais ») pour le décrire et le fixer dans une temporalité étendue. </text:span><text:span text:style-name="T34">Les 2 adj « terrible » et « horrible » ainsi que le « Non ! » exclamatif et mis en valeur par la parole rapportée au discours direct le soulignent également. Dans les vers 10 et 11, VH va jusqu’à interpeller Dieu et lui reproche son incapabilité d’agir face à son deséspoir individuel mais également au désespoir universel de toutes les âmes souffrantes dont il parle. Celui là s’amplifie également pour obséder VH.</text:span></text:p>
      <text:p text:style-name="P6"/>
      <text:p text:style-name="P11">3<text:span text:style-name="T2">e</text:span> mvt : V.H. obsédé par Léopoldine</text:p>
      <text:p text:style-name="P6"/>
      <text:p text:style-name="P6"><text:tab/><text:span text:style-name="T34">En effet, dans le 3</text:span><text:span text:style-name="T5">e</text:span><text:span text:style-name="T34"> mvt (du vers 12 au vers 16), la présence de Léopoldine l’obsède malgré la mort. </text:span><text:span text:style-name="T43">En effet, V.H. ne réalise pas que cet événement dont l’horreur est mise un relief par l’oxymore « affreux rêve » s’est produit. </text:span><text:span text:style-name="T44">L’</text:span><text:span text:style-name="T45">euphémisme de </text:span><text:span text:style-name="T46">la mort « m’avoir ainsi quitté » le souligne. </text:span><text:span text:style-name="T34">Le poète est désespéré au point d’imaginer sa fille véritablement vivante. </text:span><text:span text:style-name="T48">L’anaphore « Que » structure l’expression du poète : il </text:span><text:span text:style-name="T34">imagi</text:span><text:span text:style-name="T48">ne </text:span><text:span text:style-name="T34">en effet </text:span><text:span text:style-name="T48">Léopoldine </text:span><text:span text:style-name="T34">réaliser des a</text:span><text:span text:style-name="T35">ctions </text:span><text:span text:style-name="T36">concrètes (« rire » ; « entrer ») dans des lieux concrets, proches du poète (« chambre à côté » ; « cette porte »). Cette obsession est également fixée sur une vaste temporalité, en témoignent les verbes conjugués à l’imparfait de chaque vers.</text:span></text:p>
      <text:p text:style-name="P6"/>
      <text:p text:style-name="P12">4<text:span text:style-name="T2">e</text:span> mvt : Refus de l’acceptation de la mort</text:p>
      <text:p text:style-name="P6"/>
      <text:p text:style-name="P6"><text:tab/><text:span text:style-name="T36">Dans le 4</text:span><text:span text:style-name="T6">e</text:span><text:span text:style-name="T36"> et dernier mvt (du vers 17 au vers 20), son obsession le conduit vers le refus de l’acceptation de la mort. Effectivement, le poète </text:span><text:span text:style-name="T49">se persuade de l’existence de sa fille : il </text:span><text:span text:style-name="T36">s</text:span><text:span text:style-name="T49">e l</text:span><text:span text:style-name="T36">’imagine arriver à tout moment et a comme des hallucinations auditives : « elle a parlé » ; « le bruit de sa main ». Le rythme de cette partie du poème est morcelé en une accumulation de phrases exclamatives laissant retenir la respiration || retenant la respiration du lecteur pour écouter, dans une atmoshpère de suspense, la présence de Léopoldine.</text:span></text:p>
      <text:p text:style-name="P6"/>
      <text:p text:style-name="P11">Conclusion</text:p>
      <text:p text:style-name="P6"/>
      <text:p text:style-name="P10"><text:span text:style-name="T20"><text:tab/></text:span><text:span text:style-name="T21">V.H.</text:span><text:span text:style-name="T22"> exprime donc dans ce poème sa souffrance poignante ainsi que son désespoir. </text:span><text:span text:style-name="T21">Il</text:span><text:span text:style-name="T18"> se souvient donc et exprime la façon dont il a frôlé la folie juste après la mort de sa fille. </text:span><text:span text:style-name="T21">En effet son désespoir </text:span><text:span text:style-name="T22">l’</text:span><text:span text:style-name="T21">a</text:span><text:span text:style-name="T22"> condui</text:span><text:span text:style-name="T21">t</text:span><text:span text:style-name="T22"> vers le refus de la mort de sa fille e</text:span><text:span text:style-name="T21">t l’</text:span><text:span text:style-name="T22">ob</text:span><text:span text:style-name="T21">session</text:span><text:span text:style-name="T22"> </text:span><text:span text:style-name="T21">de </text:span><text:span text:style-name="T22">sa présence. Cette déploration se présente sous la forme d’un cri universel et non interiorisé. </text:span><text:span text:style-name="T23">Cependant, ce</text:span><text:span text:style-name="T24"> cri </text:span><text:span text:style-name="T23">s’individualisera et </text:span><text:span text:style-name="T24">s’</text:span><text:span text:style-name="T23">i</text:span><text:span text:style-name="T24">nteriorisera </text:span><text:span text:style-name="T23">quelques poèmes plus loin, dans « Demain dès l’aube » </text:span><text:span text:style-name="T25">et « A Villequier »</text:span><text:span text:style-name="T23">, figurant également dans « Pauca meae ».</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2-03-09T11:16:02.405138133</meta:creation-date>
    <meta:generator>LibreOffice/6.4.3.2$Windows_X86_64 LibreOffice_project/747b5d0ebf89f41c860ec2a39efd7cb15b54f2d8</meta:generator>
    <dc:date>2022-06-27T18:57:53.870000000</dc:date>
    <meta:editing-duration>P1DT15H53M33S</meta:editing-duration>
    <meta:editing-cycles>68</meta:editing-cycles>
    <meta:document-statistic meta:table-count="0" meta:image-count="0" meta:object-count="0" meta:page-count="2" meta:paragraph-count="20" meta:word-count="1144" meta:character-count="6449" meta:non-whitespace-character-count="5315"/>
  </office:meta>
</office:document-meta>
</file>